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bdc" officeooo:paragraph-rsid="001dbbdc"/>
    </style:style>
    <style:style style:name="P2" style:family="paragraph" style:parent-style-name="Standard">
      <style:paragraph-properties fo:text-align="justify" style:justify-single-word="false"/>
      <style:text-properties officeooo:rsid="001dbbdc" officeooo:paragraph-rsid="001dbbdc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bbdc" officeooo:paragraph-rsid="001dbbd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2ca12f" officeooo:paragraph-rsid="002ca12f"/>
    </style:style>
    <style:style style:name="P5" style:family="paragraph" style:parent-style-name="Standard">
      <style:paragraph-properties fo:text-align="justify" style:justify-single-word="false"/>
      <style:text-properties officeooo:rsid="0043f039" officeooo:paragraph-rsid="0043f039"/>
    </style:style>
    <style:style style:name="P6" style:family="paragraph" style:parent-style-name="Standard">
      <style:paragraph-properties fo:text-align="justify" style:justify-single-word="false"/>
      <style:text-properties officeooo:rsid="0043f039" officeooo:paragraph-rsid="005cfc38"/>
    </style:style>
    <style:style style:name="P7" style:family="paragraph" style:parent-style-name="Standard">
      <style:paragraph-properties fo:text-align="justify" style:justify-single-word="false"/>
      <style:text-properties officeooo:rsid="001fd463" officeooo:paragraph-rsid="001dbbdc"/>
    </style:style>
    <style:style style:name="P8" style:family="paragraph" style:parent-style-name="Standard">
      <style:paragraph-properties fo:text-align="justify" style:justify-single-word="false"/>
      <style:text-properties officeooo:rsid="0053c0ec" officeooo:paragraph-rsid="005cfc38"/>
    </style:style>
    <style:style style:name="P9" style:family="paragraph" style:parent-style-name="Standard">
      <style:paragraph-properties fo:text-align="justify" style:justify-single-word="false"/>
      <style:text-properties officeooo:rsid="0060e695" officeooo:paragraph-rsid="0060e695"/>
    </style:style>
    <style:style style:name="T1" style:family="text">
      <style:text-properties officeooo:rsid="002102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089d"/>
    </style:style>
    <style:style style:name="T4" style:family="text">
      <style:text-properties officeooo:rsid="0028601c"/>
    </style:style>
    <style:style style:name="T5" style:family="text">
      <style:text-properties officeooo:rsid="002a7acf"/>
    </style:style>
    <style:style style:name="T6" style:family="text">
      <style:text-properties officeooo:rsid="002f133e"/>
    </style:style>
    <style:style style:name="T7" style:family="text">
      <style:text-properties officeooo:rsid="0032f769"/>
    </style:style>
    <style:style style:name="T8" style:family="text">
      <style:text-properties officeooo:rsid="0034e412"/>
    </style:style>
    <style:style style:name="T9" style:family="text">
      <style:text-properties officeooo:rsid="004314e6"/>
    </style:style>
    <style:style style:name="T10" style:family="text">
      <style:text-properties officeooo:rsid="00483659"/>
    </style:style>
    <style:style style:name="T11" style:family="text">
      <style:text-properties officeooo:rsid="004eaa64"/>
    </style:style>
    <style:style style:name="T12" style:family="text">
      <style:text-properties officeooo:rsid="0053c0ec"/>
    </style:style>
    <style:style style:name="T13" style:family="text">
      <style:text-properties officeooo:rsid="0061f046"/>
    </style:style>
    <style:style style:name="T14" style:family="text">
      <style:text-properties officeooo:rsid="00631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urnal de bord</text:p>
      <text:p text:style-name="P1"/>
      <text:p text:style-name="P2"><text:span text:style-name="T2">Lundi 5 janvier : </text:span><text:tab/>- matin : amphi <text:span text:style-name="T3">de présentation du projet</text:span>, installation envrionnement ARM, <text:tab/><text:tab/><text:tab/><text:span text:style-name="T1">création d'un projet Github, lecture et compréhension</text:span> du sujet.</text:p>
      <text:p text:style-name="P2"><text:tab/><text:tab/><text:tab/>- après-midi : <text:span text:style-name="T1">réalisation des fonctions d'accès à la</text:span> mémoire <text:span text:style-name="T4">=&gt; TERMINE.</text:span></text:p>
      <text:p text:style-name="P2"><text:tab/><text:tab/><text:tab/><text:span text:style-name="T5">Lecture doc. (A.3), compréhension du fonctionnement de la fonction de <text:tab/><text:tab/><text:tab/><text:tab/>chargement d'une instruction (arm_execute_instruction) et <text:tab/>début de <text:tab/><text:tab/><text:tab/><text:tab/>réalisation.</text:span></text:p>
      <text:p text:style-name="P2"/>
      <text:p text:style-name="P7">Pas de séparation du travail pour le moment, la réalisation de l'accès à la mémoire et de la fonction de chargement d'une instruction sont en effet des objectifs qu'il est préférable de réaliser en groupe, afin d'être sûr que tout le groupe a compris le fonctionnement. La séparation du travail commencera à partir du décodage des classes.</text:p>
      <text:p text:style-name="P7"/>
      <text:p text:style-name="P4"><text:span text:style-name="T2">Mardi 6 janvier :</text:span> <text:tab/>- <text:span text:style-name="T6">matin : </text:span>fin réalisation décodage général.</text:p>
      <text:p text:style-name="P4"><text:tab/><text:tab/><text:tab/>Répartition des tâches pour le décodage des différentes classes d'instructions :</text:p>
      <text:p text:style-name="P4"><text:tab/><text:tab/><text:tab/><text:tab/>- Data_processing : Maxime.</text:p>
      <text:p text:style-name="P4"><text:tab/><text:tab/><text:tab/><text:tab/>- Branch_other : Pierre.</text:p>
      <text:p text:style-name="P4"><text:tab/><text:tab/><text:tab/><text:tab/>- Load_<text:span text:style-name="T7">s</text:span>tore : Clément, Corentin.</text:p>
      <text:p text:style-name="P4"><text:tab/><text:tab/><text:tab/><text:span text:style-name="T8">Début de réalisation des différentes fonctions de décodage. Lecture doc. <text:tab/><text:tab/><text:tab/><text:tab/>(A5.2 pour LDR, LDRB, STR, STRB).</text:span></text:p>
      <text:p text:style-name="P4"><text:tab/><text:tab/><text:tab/>- <text:span text:style-name="T8">après-midi : poursuite du travail du matin (fonctions décodage avec aide <text:tab/><text:tab/><text:tab/>doc.)</text:span></text:p>
      <text:p text:style-name="P4"><text:tab/><text:tab/><text:tab/><text:span text:style-name="T9">Push en fin de journée (arm_load_store fini, arm_branch fini, <text:tab/><text:tab/><text:tab/><text:tab/><text:tab/>arm_miscellaneous commencé (MRS seulement) ).</text:span></text:p>
      <text:p text:style-name="P4"><text:tab/><text:tab/><text:tab/></text:p>
      <text:p text:style-name="P5"><text:span text:style-name="T2">Mercredi 7 janvier :</text:span><text:tab/>- matin : poursuite du codage des fonctions de décodage des différentes <text:tab/><text:tab/><text:tab/><text:tab/>classes. Push de <text:span text:style-name="T11">arm_</text:span>load_store_multiple à 10h30 <text:span text:style-name="T10">(doc. A5.4 pour LDM(1), <text:tab/><text:tab/><text:tab/>STM(1) ).</text:span></text:p>
      <text:p text:style-name="P6"><text:tab/><text:tab/><text:tab/>- <text:span text:style-name="T12">après-midi : Réalisation de arm_data_processing toujours en cours.</text:span></text:p>
      <text:p text:style-name="P8"><text:tab/><text:tab/><text:tab/>début des tests : chargement instruction OK, incrémentation PC OK, <text:tab/><text:tab/><text:tab/><text:tab/>détermination de la classe d'instructions : FAILURE (problème : premier <text:tab/><text:tab/><text:tab/><text:tab/>octet de TOUTES les instructions sauf SWI rempli de 1). Envoi d'un appel au <text:tab/><text:tab/><text:tab/>secours par mail.</text:p>
      <text:p text:style-name="P8"/>
      <text:p text:style-name="P9"><text:span text:style-name="T2">Jeudi 8 janvier :<text:tab/></text:span>- matin : résolution bug premier octet. Test de LDR.</text:p>
      <text:p text:style-name="P9"><text:tab/><text:tab/><text:tab/>- <text:span text:style-name="T13">après-midi : poursuite des tests de arm_load_store. LDR, STR , LDRB et <text:tab/><text:tab/><text:tab/>STRB passent les tests «simples» avec succès (!!!! pb sur les utilisations <text:tab/><text:tab/><text:tab/><text:tab/>d'arm_write_register). Réalisation de LDRH et STRH (avec aide doc. A5.3, <text:tab/><text:tab/><text:tab/>puis tests «simples» (réussis).</text:span></text:p>
      <text:p text:style-name="P9"><text:tab/><text:tab/><text:tab/><text:span text:style-name="T14">Les tests de B et BL semblent fonctionner également.</text:span></text:p>
      <text:p text:style-name="P5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eco </meta:initial-creator>
    <meta:creation-date>2015-01-05T14:51:47.621061480</meta:creation-date>
    <dc:date>2015-01-08T16:33:03.798062985</dc:date>
    <dc:creator>berneco </dc:creator>
    <meta:editing-duration>PT8H40M3S</meta:editing-duration>
    <meta:editing-cycles>69</meta:editing-cycles>
    <meta:generator>LibreOffice/4.2.4.2$Linux_X86_64 LibreOffice_project/420m0$Build-2</meta:generator>
    <meta:document-statistic meta:table-count="0" meta:image-count="0" meta:object-count="0" meta:page-count="1" meta:paragraph-count="21" meta:word-count="328" meta:character-count="2201" meta:non-whitespace-character-count="1790"/>
  </office:meta>
</office:document-meta>
</file>